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<text:s text:c="1"/>EZEKIEL 16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PLIGHT (16:1-5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PITY (16:6-14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THE PITY (16:6-14)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God and the baby girl (16:6-7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God and the young woman (16:8-14):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EZEKIEL 16</text:span><text:span text:style-name="a462" text:class-names=""/></text:p>
          </draw:text-box>
          <svg:title/>
          <svg:desc/>
        </draw:frame>
        <draw:frame draw:id="id88" presentation:style-name="a477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THE PLIGHT (16:1-5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THE PITY (16:6-14)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THE PROSTITUTION (16:15-26, 28-34)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draw:page draw:name="Slide4" draw:style-name="a478" draw:master-page-name="Master1-Layout12-tx-Title-and-Text" presentation:presentation-page-layout-name="Master1-PPL12" draw:id="Slide-259">
        <draw:frame draw:id="id89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THE PROSTITUTION (16:15-26, 28-34)<text:s text:c="1"/></text:span><text:span text:style-name="a480" text:class-names=""/></text:p>
          </draw:text-box>
          <svg:title/>
          <svg:desc/>
        </draw:frame>
        <draw:frame draw:id="id90" presentation:style-name="a492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The corruption of this young wife (16:15-25, 30-34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The clients of this young wife (16:26, 28-29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5" draw:style-name="a493" draw:master-page-name="Master1-Layout12-tx-Title-and-Text" presentation:presentation-page-layout-name="Master1-PPL12" draw:id="Slide-260">
        <draw:frame draw:id="id91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<text:s text:c="1"/>The clients of this young wife (16:26, 28-29):<text:s text:c="1"/></text:span><text:span text:style-name="a495" text:class-names=""/></text:p>
          </draw:text-box>
          <svg:title/>
          <svg:desc/>
        </draw:frame>
        <draw:frame draw:id="id92" presentation:style-name="a510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<text:s text:c="1"/>Egypt (16:26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Assyria (16:28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Babylon (16:29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6" draw:style-name="a511" draw:master-page-name="Master1-Layout12-tx-Title-and-Text" presentation:presentation-page-layout-name="Master1-PPL12" draw:id="Slide-261">
        <draw:frame draw:id="id93" presentation:style-name="a515" draw:name="Title 1" svg:x="1.38in" svg:y="0.4in" svg:width="10.6in" svg:height="1.44965in" presentation:class="title" presentation:placeholder="false">
          <draw:text-box>
            <text:p text:style-name="a514" text:class-names="" text:cond-style-name=""><text:span text:style-name="a512" text:class-names="">THE PROSTITUTION (16:15-26, 28-34)<text:s text:c="1"/></text:span><text:span text:style-name="a513" text:class-names=""/></text:p>
          </draw:text-box>
          <svg:title/>
          <svg:desc/>
        </draw:frame>
        <draw:frame draw:id="id94" presentation:style-name="a525" draw:name="Text Placeholder 2" svg:x="1.38in" svg:y="2in" svg:width="9.4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The corruption of this young wife (16:15-25, 30-34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e clients of this young wife (16:26, 28-29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7" draw:style-name="a526" draw:master-page-name="Master1-Layout12-tx-Title-and-Text" presentation:presentation-page-layout-name="Master1-PPL12" draw:id="Slide-262">
        <draw:frame draw:id="id95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<text:s text:c="1"/>EZEKIEL 16</text:span><text:span text:style-name="a528" text:class-names=""/></text:p>
          </draw:text-box>
          <svg:title/>
          <svg:desc/>
        </draw:frame>
        <draw:frame draw:id="id96" presentation:style-name="a546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THE PLIGHT (16:1-5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THE PITY (16:6-14)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THE PROSTITUTION (16:15-26, 28-34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THE PUNISHMENT (16:27, 35-58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8" draw:style-name="a547" draw:master-page-name="Master1-Layout12-tx-Title-and-Text" presentation:presentation-page-layout-name="Master1-PPL12" draw:id="Slide-263">
        <draw:frame draw:id="id97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THE PUNISHMENT (16:27, 35-58)<text:s text:c="1"/></text:span><text:span text:style-name="a549" text:class-names=""/></text:p>
          </draw:text-box>
          <svg:title/>
          <svg:desc/>
        </draw:frame>
        <draw:frame draw:id="id98" presentation:style-name="a570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She will be given over to her enemies (16:27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She will be stripped naked before them (16:37-41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She will be repaid for her sins (16:35-36, 42-52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She will be restored (16:53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She will be ashamed for her sins (16:54-58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9" draw:style-name="a571" draw:master-page-name="Master1-Layout12-tx-Title-and-Text" presentation:presentation-page-layout-name="Master1-PPL12" draw:id="Slide-264">
        <draw:frame draw:id="id99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EZEKIEL 16</text:span><text:span text:style-name="a573" text:class-names=""/></text:p>
          </draw:text-box>
          <svg:title/>
          <svg:desc/>
        </draw:frame>
        <draw:frame draw:id="id100" presentation:style-name="a594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THE PLIGHT (16:1-5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THE PITY (16:6-14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THE PROSTITUTION (16:15-26, 28-34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THE PUNISHMENT (16:27, 35-58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THE PARDON (16:59-63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 EZEKIEL 16</dc:title>
    <meta:initial-creator>David STRICKLAND</meta:initial-creator>
    <dc:creator>David STRICKLAND</dc:creator>
    <meta:creation-date>2020-02-22T17:31:17Z</meta:creation-date>
    <dc:date>2020-02-22T17:31:17Z</dc:date>
    <meta:template xlink:href="BibleStudy" xlink:type="simple"/>
    <meta:editing-cycles>1</meta:editing-cycles>
    <meta:editing-duration>PT0S</meta:editing-duration>
    <meta:document-statistic meta:paragraph-count="37" meta:word-count="266"/>
  </office:meta>
</office:document-meta>
</file>